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Filter.next( final Token reusableTok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andardFilter.StandardFilter( Token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Filter.incrementToke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